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NoWai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.update( ICacheElement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.getRemo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moteCacheNoWait( Remote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NoWait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NoWait.fixCache( IRemoteCacheService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NoWa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setEvent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NoWait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NoWait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NoWait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NoWait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